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 expenditures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20/geos/af.html" xlink:type="simple">Afghanistan</text:a> </text:p>
          </table:table-cell>
          <table:table-cell office:value-type="string" calcext:value-type="string">
            <text:p>4.1% of GDP (2017) </text:p>
          </table:table-cell>
          <table:table-cell table:formula="of:=MID([.B2];1;FIND(&quot;%&quot;; [.B2])-1)" office:value-type="string" office:string-value="4.1" calcext:value-type="string">
            <text:p>4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l.html" xlink:type="simple">Albania</text:a> </text:p>
          </table:table-cell>
          <table:table-cell office:value-type="string" calcext:value-type="string">
            <text:p>3.6% of GDP (2017) </text:p>
          </table:table-cell>
          <table:table-cell table:formula="of:=MID([.B3];1;FIND(&quot;%&quot;; [.B3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g.html" xlink:type="simple">Algeria</text:a> </text:p>
          </table:table-cell>
          <table:table-cell office:value-type="string" calcext:value-type="string">
            <text:p>NA </text:p>
          </table:table-cell>
          <table:table-cell table:formula="of:=MID([.B4];1;FIND(&quot;%&quot;; [.B4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q.html" xlink:type="simple">American Samoa</text:a> </text:p>
          </table:table-cell>
          <table:table-cell office:value-type="string" calcext:value-type="string">
            <text:p>NA </text:p>
          </table:table-cell>
          <table:table-cell table:formula="of:=MID([.B5];1;FIND(&quot;%&quot;; [.B5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n.html" xlink:type="simple">Andorra</text:a> </text:p>
          </table:table-cell>
          <table:table-cell office:value-type="string" calcext:value-type="string">
            <text:p>3.2% of GDP (2019) </text:p>
          </table:table-cell>
          <table:table-cell table:formula="of:=MID([.B6];1;FIND(&quot;%&quot;; [.B6])-1)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o.html" xlink:type="simple">Angola</text:a> </text:p>
          </table:table-cell>
          <table:table-cell office:value-type="string" calcext:value-type="string">
            <text:p>3.4% of GDP (2010) </text:p>
          </table:table-cell>
          <table:table-cell table:formula="of:=MID([.B7];1;FIND(&quot;%&quot;; [.B7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v.html" xlink:type="simple">Anguilla</text:a> </text:p>
          </table:table-cell>
          <table:table-cell office:value-type="string" calcext:value-type="string">
            <text:p>NA </text:p>
          </table:table-cell>
          <table:table-cell table:formula="of:=MID([.B8];1;FIND(&quot;%&quot;; [.B8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y.html" xlink:type="simple">Antarctica</text:a> </text:p>
          </table:table-cell>
          <table:table-cell table:style-name="ce3" office:value-type="string" calcext:value-type="string">
            <text:p/>
          </table:table-cell>
          <table:table-cell table:formula="of:=MID([.B9];1;FIND(&quot;%&quot;; [.B9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c.html" xlink:type="simple">Antigua and Barbuda</text:a> </text:p>
          </table:table-cell>
          <table:table-cell office:value-type="string" calcext:value-type="string">
            <text:p>NA </text:p>
          </table:table-cell>
          <table:table-cell table:formula="of:=MID([.B10];1;FIND(&quot;%&quot;; [.B10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xq.html" xlink:type="simple">Arctic Ocean</text:a> </text:p>
          </table:table-cell>
          <table:table-cell table:style-name="ce3" office:value-type="string" calcext:value-type="string">
            <text:p/>
          </table:table-cell>
          <table:table-cell table:formula="of:=MID([.B11];1;FIND(&quot;%&quot;; [.B11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r.html" xlink:type="simple">Argentina</text:a> </text:p>
          </table:table-cell>
          <table:table-cell office:value-type="string" calcext:value-type="string">
            <text:p>5.5% of GDP (2017) </text:p>
          </table:table-cell>
          <table:table-cell table:formula="of:=MID([.B12];1;FIND(&quot;%&quot;; [.B12])-1)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m.html" xlink:type="simple">Armenia</text:a> </text:p>
          </table:table-cell>
          <table:table-cell office:value-type="string" calcext:value-type="string">
            <text:p>2.7% of GDP (2017) </text:p>
          </table:table-cell>
          <table:table-cell table:formula="of:=MID([.B13];1;FIND(&quot;%&quot;; [.B13])-1)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a.html" xlink:type="simple">Aruba</text:a> </text:p>
          </table:table-cell>
          <table:table-cell office:value-type="string" calcext:value-type="string">
            <text:p>5.5% of GDP (2016) </text:p>
          </table:table-cell>
          <table:table-cell table:formula="of:=MID([.B14];1;FIND(&quot;%&quot;; [.B14])-1)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s.html" xlink:type="simple">Australia</text:a> </text:p>
          </table:table-cell>
          <table:table-cell office:value-type="string" calcext:value-type="string">
            <text:p>5.1% of GDP (2017) </text:p>
          </table:table-cell>
          <table:table-cell table:formula="of:=MID([.B15];1;FIND(&quot;%&quot;; [.B15])-1)" office:value-type="string" office:string-value="5.1" calcext:value-type="string">
            <text:p>5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u.html" xlink:type="simple">Austria</text:a> </text:p>
          </table:table-cell>
          <table:table-cell office:value-type="string" calcext:value-type="string">
            <text:p>5.4% of GDP (2017) </text:p>
          </table:table-cell>
          <table:table-cell table:formula="of:=MID([.B16];1;FIND(&quot;%&quot;; [.B16])-1)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j.html" xlink:type="simple">Azerbaijan</text:a> </text:p>
          </table:table-cell>
          <table:table-cell office:value-type="string" calcext:value-type="string">
            <text:p>2.5% of GDP (2018) </text:p>
          </table:table-cell>
          <table:table-cell table:formula="of:=MID([.B17];1;FIND(&quot;%&quot;; [.B17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f.html" xlink:type="simple">Bahamas, The</text:a> </text:p>
          </table:table-cell>
          <table:table-cell office:value-type="string" calcext:value-type="string">
            <text:p>NA </text:p>
          </table:table-cell>
          <table:table-cell table:formula="of:=MID([.B18];1;FIND(&quot;%&quot;; [.B18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a.html" xlink:type="simple">Bahrain</text:a> </text:p>
          </table:table-cell>
          <table:table-cell office:value-type="string" calcext:value-type="string">
            <text:p>2.3% of GDP (2017) </text:p>
          </table:table-cell>
          <table:table-cell table:formula="of:=MID([.B19];1;FIND(&quot;%&quot;; [.B19])-1)" office:value-type="string" office:string-value="2.3" calcext:value-type="string">
            <text:p>2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g.html" xlink:type="simple">Bangladesh</text:a> </text:p>
          </table:table-cell>
          <table:table-cell office:value-type="string" calcext:value-type="string">
            <text:p>1.3% of GDP (2019) </text:p>
          </table:table-cell>
          <table:table-cell table:formula="of:=MID([.B20];1;FIND(&quot;%&quot;; [.B20])-1)" office:value-type="string" office:string-value="1.3" calcext:value-type="string">
            <text:p>1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b.html" xlink:type="simple">Barbados</text:a> </text:p>
          </table:table-cell>
          <table:table-cell office:value-type="string" calcext:value-type="string">
            <text:p>4.4% of GDP (2017) </text:p>
          </table:table-cell>
          <table:table-cell table:formula="of:=MID([.B21];1;FIND(&quot;%&quot;; [.B21])-1)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o.html" xlink:type="simple">Belarus</text:a> </text:p>
          </table:table-cell>
          <table:table-cell office:value-type="string" calcext:value-type="string">
            <text:p>4.8% of GDP (2017) </text:p>
          </table:table-cell>
          <table:table-cell table:formula="of:=MID([.B22];1;FIND(&quot;%&quot;; [.B22])-1)" office:value-type="string" office:string-value="4.8" calcext:value-type="string">
            <text:p>4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e.html" xlink:type="simple">Belgium</text:a> </text:p>
          </table:table-cell>
          <table:table-cell office:value-type="string" calcext:value-type="string">
            <text:p>6.4% of GDP (2017) </text:p>
          </table:table-cell>
          <table:table-cell table:formula="of:=MID([.B23];1;FIND(&quot;%&quot;; [.B23])-1)" office:value-type="string" office:string-value="6.4" calcext:value-type="string">
            <text:p>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h.html" xlink:type="simple">Belize</text:a> </text:p>
          </table:table-cell>
          <table:table-cell office:value-type="string" calcext:value-type="string">
            <text:p>7.6% of GDP (2018) </text:p>
          </table:table-cell>
          <table:table-cell table:formula="of:=MID([.B24];1;FIND(&quot;%&quot;; [.B24])-1)" office:value-type="string" office:string-value="7.6" calcext:value-type="string">
            <text:p>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n.html" xlink:type="simple">Benin</text:a> </text:p>
          </table:table-cell>
          <table:table-cell office:value-type="string" calcext:value-type="string">
            <text:p>2.9% of GDP (2018) </text:p>
          </table:table-cell>
          <table:table-cell table:formula="of:=MID([.B25];1;FIND(&quot;%&quot;; [.B25])-1)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d.html" xlink:type="simple">Bermuda</text:a> </text:p>
          </table:table-cell>
          <table:table-cell office:value-type="string" calcext:value-type="string">
            <text:p>1.5% of GDP (2017) </text:p>
          </table:table-cell>
          <table:table-cell table:formula="of:=MID([.B26];1;FIND(&quot;%&quot;; [.B26])-1)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t.html" xlink:type="simple">Bhutan</text:a> </text:p>
          </table:table-cell>
          <table:table-cell office:value-type="string" calcext:value-type="string">
            <text:p>6.9% of GDP (2018) </text:p>
          </table:table-cell>
          <table:table-cell table:formula="of:=MID([.B27];1;FIND(&quot;%&quot;; [.B27])-1)" office:value-type="string" office:string-value="6.9" calcext:value-type="string">
            <text:p>6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l.html" xlink:type="simple">Bolivia</text:a> </text:p>
          </table:table-cell>
          <table:table-cell office:value-type="string" calcext:value-type="string">
            <text:p>7.3% of GDP (2014) </text:p>
          </table:table-cell>
          <table:table-cell table:formula="of:=MID([.B28];1;FIND(&quot;%&quot;; [.B28])-1)" office:value-type="string" office:string-value="7.3" calcext:value-type="string">
            <text:p>7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k.html" xlink:type="simple">Bosnia and Herzegovina</text:a> </text:p>
          </table:table-cell>
          <table:table-cell office:value-type="string" calcext:value-type="string">
            <text:p>NA </text:p>
          </table:table-cell>
          <table:table-cell table:formula="of:=MID([.B29];1;FIND(&quot;%&quot;; [.B2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c.html" xlink:type="simple">Botswana</text:a> </text:p>
          </table:table-cell>
          <table:table-cell office:value-type="string" calcext:value-type="string">
            <text:p>NA </text:p>
          </table:table-cell>
          <table:table-cell table:formula="of:=MID([.B30];1;FIND(&quot;%&quot;; [.B30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r.html" xlink:type="simple">Brazil</text:a> </text:p>
          </table:table-cell>
          <table:table-cell office:value-type="string" calcext:value-type="string">
            <text:p>6.3% of GDP (2017) </text:p>
          </table:table-cell>
          <table:table-cell table:formula="of:=MID([.B31];1;FIND(&quot;%&quot;; [.B31])-1)" office:value-type="string" office:string-value="6.3" calcext:value-type="string">
            <text:p>6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i.html" xlink:type="simple">British Virgin Islands</text:a> </text:p>
          </table:table-cell>
          <table:table-cell office:value-type="string" calcext:value-type="string">
            <text:p>2.5% of GDP (2018) </text:p>
          </table:table-cell>
          <table:table-cell table:formula="of:=MID([.B32];1;FIND(&quot;%&quot;; [.B32])-1)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x.html" xlink:type="simple">Brunei</text:a> </text:p>
          </table:table-cell>
          <table:table-cell office:value-type="string" calcext:value-type="string">
            <text:p>4.4% of GDP (2016) </text:p>
          </table:table-cell>
          <table:table-cell table:formula="of:=MID([.B33];1;FIND(&quot;%&quot;; [.B33])-1)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u.html" xlink:type="simple">Bulgaria</text:a> </text:p>
          </table:table-cell>
          <table:table-cell office:value-type="string" calcext:value-type="string">
            <text:p>4.1% of GDP (2017) </text:p>
          </table:table-cell>
          <table:table-cell table:formula="of:=MID([.B34];1;FIND(&quot;%&quot;; [.B34])-1)" office:value-type="string" office:string-value="4.1" calcext:value-type="string">
            <text:p>4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v.html" xlink:type="simple">Burkina Faso</text:a> </text:p>
          </table:table-cell>
          <table:table-cell office:value-type="string" calcext:value-type="string">
            <text:p>5.4% of GDP (2018) </text:p>
          </table:table-cell>
          <table:table-cell table:formula="of:=MID([.B35];1;FIND(&quot;%&quot;; [.B35])-1)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m.html" xlink:type="simple">Burma</text:a> </text:p>
          </table:table-cell>
          <table:table-cell office:value-type="string" calcext:value-type="string">
            <text:p>1.9% of GDP (2019) </text:p>
          </table:table-cell>
          <table:table-cell table:formula="of:=MID([.B36];1;FIND(&quot;%&quot;; [.B36])-1)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y.html" xlink:type="simple">Burundi</text:a> </text:p>
          </table:table-cell>
          <table:table-cell office:value-type="string" calcext:value-type="string">
            <text:p>5.1% of GDP (2018) </text:p>
          </table:table-cell>
          <table:table-cell table:formula="of:=MID([.B37];1;FIND(&quot;%&quot;; [.B37])-1)" office:value-type="string" office:string-value="5.1" calcext:value-type="string">
            <text:p>5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v.html" xlink:type="simple">Cabo Verde</text:a> </text:p>
          </table:table-cell>
          <table:table-cell office:value-type="string" calcext:value-type="string">
            <text:p>5.2% of GDP (2017) </text:p>
          </table:table-cell>
          <table:table-cell table:formula="of:=MID([.B38];1;FIND(&quot;%&quot;; [.B38])-1)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b.html" xlink:type="simple">Cambodia</text:a> </text:p>
          </table:table-cell>
          <table:table-cell office:value-type="string" calcext:value-type="string">
            <text:p>2.2% of GDP (2018) </text:p>
          </table:table-cell>
          <table:table-cell table:formula="of:=MID([.B39];1;FIND(&quot;%&quot;; [.B39])-1)" office:value-type="string" office:string-value="2.2" calcext:value-type="string">
            <text:p>2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m.html" xlink:type="simple">Cameroon</text:a> </text:p>
          </table:table-cell>
          <table:table-cell office:value-type="string" calcext:value-type="string">
            <text:p>3.1% of GDP (2018) </text:p>
          </table:table-cell>
          <table:table-cell table:formula="of:=MID([.B40];1;FIND(&quot;%&quot;; [.B40])-1)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a.html" xlink:type="simple">Canada</text:a> </text:p>
          </table:table-cell>
          <table:table-cell office:value-type="string" calcext:value-type="string">
            <text:p>5.3% of GDP (2011) </text:p>
          </table:table-cell>
          <table:table-cell table:formula="of:=MID([.B41];1;FIND(&quot;%&quot;; [.B41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j.html" xlink:type="simple">Cayman Islands</text:a> </text:p>
          </table:table-cell>
          <table:table-cell office:value-type="string" calcext:value-type="string">
            <text:p>NA </text:p>
          </table:table-cell>
          <table:table-cell table:formula="of:=MID([.B42];1;FIND(&quot;%&quot;; [.B42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t.html" xlink:type="simple">Central African Republic</text:a> </text:p>
          </table:table-cell>
          <table:table-cell office:value-type="string" calcext:value-type="string">
            <text:p>1.2% of GDP (2011) </text:p>
          </table:table-cell>
          <table:table-cell table:formula="of:=MID([.B43];1;FIND(&quot;%&quot;; [.B43])-1)" office:value-type="string" office:string-value="1.2" calcext:value-type="string">
            <text:p>1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d.html" xlink:type="simple">Chad</text:a> </text:p>
          </table:table-cell>
          <table:table-cell office:value-type="string" calcext:value-type="string">
            <text:p>2.5% of GDP (2017) </text:p>
          </table:table-cell>
          <table:table-cell table:formula="of:=MID([.B44];1;FIND(&quot;%&quot;; [.B44])-1)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i.html" xlink:type="simple">Chile</text:a> </text:p>
          </table:table-cell>
          <table:table-cell office:value-type="string" calcext:value-type="string">
            <text:p>5.4% of GDP (2017) </text:p>
          </table:table-cell>
          <table:table-cell table:formula="of:=MID([.B45];1;FIND(&quot;%&quot;; [.B45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h.html" xlink:type="simple">China</text:a> </text:p>
          </table:table-cell>
          <table:table-cell office:value-type="string" calcext:value-type="string">
            <text:p>NA </text:p>
          </table:table-cell>
          <table:table-cell table:formula="of:=MID([.B46];1;FIND(&quot;%&quot;; [.B46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o.html" xlink:type="simple">Colombia</text:a> </text:p>
          </table:table-cell>
          <table:table-cell office:value-type="string" calcext:value-type="string">
            <text:p>4.5% of GDP (2018) </text:p>
          </table:table-cell>
          <table:table-cell table:formula="of:=MID([.B47];1;FIND(&quot;%&quot;; [.B47])-1)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n.html" xlink:type="simple">Comoros</text:a> </text:p>
          </table:table-cell>
          <table:table-cell office:value-type="string" calcext:value-type="string">
            <text:p>2.5% of GDP (2015) </text:p>
          </table:table-cell>
          <table:table-cell table:formula="of:=MID([.B48];1;FIND(&quot;%&quot;; [.B48])-1)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g.html" xlink:type="simple">Congo, Democratic Republic of the</text:a> </text:p>
          </table:table-cell>
          <table:table-cell office:value-type="string" calcext:value-type="string">
            <text:p>1.5% of GDP (2017) </text:p>
          </table:table-cell>
          <table:table-cell table:formula="of:=MID([.B49];1;FIND(&quot;%&quot;; [.B49])-1)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f.html" xlink:type="simple">Congo, Republic of the</text:a> </text:p>
          </table:table-cell>
          <table:table-cell office:value-type="string" calcext:value-type="string">
            <text:p>3.5% of GDP (2018) </text:p>
          </table:table-cell>
          <table:table-cell table:formula="of:=MID([.B50];1;FIND(&quot;%&quot;; [.B50])-1)" office:value-type="string" office:string-value="3.5" calcext:value-type="string">
            <text:p>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w.html" xlink:type="simple">Cook Islands</text:a> </text:p>
          </table:table-cell>
          <table:table-cell office:value-type="string" calcext:value-type="string">
            <text:p>4.7% of GDP (2016) </text:p>
          </table:table-cell>
          <table:table-cell table:formula="of:=MID([.B51];1;FIND(&quot;%&quot;; [.B51])-1)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s.html" xlink:type="simple">Costa Rica</text:a> </text:p>
          </table:table-cell>
          <table:table-cell office:value-type="string" calcext:value-type="string">
            <text:p>7% of GDP (2019) </text:p>
          </table:table-cell>
          <table:table-cell table:formula="of:=MID([.B52];1;FIND(&quot;%&quot;; [.B52])-1)" office:value-type="string" office:string-value="7" calcext:value-type="string">
            <text:p>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v.html" xlink:type="simple">Cote d'Ivoire</text:a> </text:p>
          </table:table-cell>
          <table:table-cell office:value-type="string" calcext:value-type="string">
            <text:p>3.3% of GDP (2018) </text:p>
          </table:table-cell>
          <table:table-cell table:formula="of:=MID([.B53];1;FIND(&quot;%&quot;; [.B53])-1)" office:value-type="string" office:string-value="3.3" calcext:value-type="string">
            <text:p>3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r.html" xlink:type="simple">Croatia</text:a> </text:p>
          </table:table-cell>
          <table:table-cell office:value-type="string" calcext:value-type="string">
            <text:p>3.9% of GDP (2017) </text:p>
          </table:table-cell>
          <table:table-cell table:formula="of:=MID([.B54];1;FIND(&quot;%&quot;; [.B54])-1)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u.html" xlink:type="simple">Cuba</text:a> </text:p>
          </table:table-cell>
          <table:table-cell office:value-type="string" calcext:value-type="string">
            <text:p>12.8% of GDP (2010) </text:p>
          </table:table-cell>
          <table:table-cell table:formula="of:=MID([.B55];1;FIND(&quot;%&quot;; [.B55])-1)" office:value-type="string" office:string-value="12.8" calcext:value-type="string">
            <text:p>12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c.html" xlink:type="simple">Curacao</text:a> </text:p>
          </table:table-cell>
          <table:table-cell office:value-type="string" calcext:value-type="string">
            <text:p>4.9% of GDP (2013) </text:p>
          </table:table-cell>
          <table:table-cell table:formula="of:=MID([.B56];1;FIND(&quot;%&quot;; [.B56])-1)" office:value-type="string" office:string-value="4.9" calcext:value-type="string">
            <text:p>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y.html" xlink:type="simple">Cyprus</text:a> </text:p>
          </table:table-cell>
          <table:table-cell office:value-type="string" calcext:value-type="string">
            <text:p>5.8% of GDP (2017) </text:p>
          </table:table-cell>
          <table:table-cell table:formula="of:=MID([.B57];1;FIND(&quot;%&quot;; [.B57])-1)" office:value-type="string" office:string-value="5.8" calcext:value-type="string">
            <text:p>5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z.html" xlink:type="simple">Czechia</text:a> </text:p>
          </table:table-cell>
          <table:table-cell office:value-type="string" calcext:value-type="string">
            <text:p>3.9% of GDP (2017) </text:p>
          </table:table-cell>
          <table:table-cell table:formula="of:=MID([.B58];1;FIND(&quot;%&quot;; [.B58])-1)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a.html" xlink:type="simple">Denmark</text:a> </text:p>
          </table:table-cell>
          <table:table-cell office:value-type="string" calcext:value-type="string">
            <text:p>7.8% of GDP (2017) </text:p>
          </table:table-cell>
          <table:table-cell table:formula="of:=MID([.B59];1;FIND(&quot;%&quot;; [.B59])-1)" office:value-type="string" office:string-value="7.8" calcext:value-type="string">
            <text:p>7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j.html" xlink:type="simple">Djibouti</text:a> </text:p>
          </table:table-cell>
          <table:table-cell office:value-type="string" calcext:value-type="string">
            <text:p>3.6% of GDP (2018) </text:p>
          </table:table-cell>
          <table:table-cell table:formula="of:=MID([.B60];1;FIND(&quot;%&quot;; [.B60])-1)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o.html" xlink:type="simple">Dominica</text:a> </text:p>
          </table:table-cell>
          <table:table-cell office:value-type="string" calcext:value-type="string">
            <text:p>5.6% of GDP (2019) </text:p>
          </table:table-cell>
          <table:table-cell table:formula="of:=MID([.B61];1;FIND(&quot;%&quot;; [.B61])-1)" office:value-type="string" office:string-value="5.6" calcext:value-type="string">
            <text:p>5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dr.html" xlink:type="simple">Dominican Republic</text:a> </text:p>
          </table:table-cell>
          <table:table-cell office:value-type="string" calcext:value-type="string">
            <text:p>NA </text:p>
          </table:table-cell>
          <table:table-cell table:formula="of:=MID([.B62];1;FIND(&quot;%&quot;; [.B62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c.html" xlink:type="simple">Ecuador</text:a> </text:p>
          </table:table-cell>
          <table:table-cell office:value-type="string" calcext:value-type="string">
            <text:p>5% of GDP (2015) </text:p>
          </table:table-cell>
          <table:table-cell table:formula="of:=MID([.B63];1;FIND(&quot;%&quot;; [.B63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g.html" xlink:type="simple">Egypt</text:a> </text:p>
          </table:table-cell>
          <table:table-cell office:value-type="string" calcext:value-type="string">
            <text:p>NA </text:p>
          </table:table-cell>
          <table:table-cell table:formula="of:=MID([.B64];1;FIND(&quot;%&quot;; [.B64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s.html" xlink:type="simple">El Salvador</text:a> </text:p>
          </table:table-cell>
          <table:table-cell office:value-type="string" calcext:value-type="string">
            <text:p>3.6% of GDP (2018) </text:p>
          </table:table-cell>
          <table:table-cell table:formula="of:=MID([.B65];1;FIND(&quot;%&quot;; [.B65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k.html" xlink:type="simple">Equatorial Guinea</text:a> </text:p>
          </table:table-cell>
          <table:table-cell office:value-type="string" calcext:value-type="string">
            <text:p>NA </text:p>
          </table:table-cell>
          <table:table-cell table:formula="of:=MID([.B66];1;FIND(&quot;%&quot;; [.B66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r.html" xlink:type="simple">Eritrea</text:a> </text:p>
          </table:table-cell>
          <table:table-cell office:value-type="string" calcext:value-type="string">
            <text:p>NA </text:p>
          </table:table-cell>
          <table:table-cell table:formula="of:=MID([.B67];1;FIND(&quot;%&quot;; [.B67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n.html" xlink:type="simple">Estonia</text:a> </text:p>
          </table:table-cell>
          <table:table-cell office:value-type="string" calcext:value-type="string">
            <text:p>5% of GDP (2017) </text:p>
          </table:table-cell>
          <table:table-cell table:formula="of:=MID([.B68];1;FIND(&quot;%&quot;; [.B68])-1)" office:value-type="string" office:string-value="5" calcext:value-type="string">
            <text:p>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z.html" xlink:type="simple">Eswatini</text:a> </text:p>
          </table:table-cell>
          <table:table-cell office:value-type="string" calcext:value-type="string">
            <text:p>7.1% of GDP (2014) </text:p>
          </table:table-cell>
          <table:table-cell table:formula="of:=MID([.B69];1;FIND(&quot;%&quot;; [.B69])-1)" office:value-type="string" office:string-value="7.1" calcext:value-type="string">
            <text:p>7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t.html" xlink:type="simple">Ethiopia</text:a> </text:p>
          </table:table-cell>
          <table:table-cell office:value-type="string" calcext:value-type="string">
            <text:p>4.7% of GDP (2015) </text:p>
          </table:table-cell>
          <table:table-cell table:formula="of:=MID([.B70];1;FIND(&quot;%&quot;; [.B70])-1)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e.html" xlink:type="simple">European Union</text:a> </text:p>
          </table:table-cell>
          <table:table-cell office:value-type="string" calcext:value-type="string">
            <text:p>4.6% of GDP (2017) </text:p>
          </table:table-cell>
          <table:table-cell table:formula="of:=MID([.B71];1;FIND(&quot;%&quot;; [.B71])-1)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j.html" xlink:type="simple">Fiji</text:a> </text:p>
          </table:table-cell>
          <table:table-cell office:value-type="string" calcext:value-type="string">
            <text:p>3.9% of GDP (2013) </text:p>
          </table:table-cell>
          <table:table-cell table:formula="of:=MID([.B72];1;FIND(&quot;%&quot;; [.B72])-1)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i.html" xlink:type="simple">Finland</text:a> </text:p>
          </table:table-cell>
          <table:table-cell office:value-type="string" calcext:value-type="string">
            <text:p>6.4% of GDP (2017) </text:p>
          </table:table-cell>
          <table:table-cell table:formula="of:=MID([.B73];1;FIND(&quot;%&quot;; [.B73])-1)" office:value-type="string" office:string-value="6.4" calcext:value-type="string">
            <text:p>6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r.html" xlink:type="simple">France</text:a> </text:p>
          </table:table-cell>
          <table:table-cell office:value-type="string" calcext:value-type="string">
            <text:p>5.5% of GDP (2017) </text:p>
          </table:table-cell>
          <table:table-cell table:formula="of:=MID([.B74];1;FIND(&quot;%&quot;; [.B74])-1)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b.html" xlink:type="simple">Gabon</text:a> </text:p>
          </table:table-cell>
          <table:table-cell office:value-type="string" calcext:value-type="string">
            <text:p>2.7% of GDP (2014) </text:p>
          </table:table-cell>
          <table:table-cell table:formula="of:=MID([.B75];1;FIND(&quot;%&quot;; [.B75])-1)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a.html" xlink:type="simple">Gambia, The</text:a> </text:p>
          </table:table-cell>
          <table:table-cell office:value-type="string" calcext:value-type="string">
            <text:p>2.4% of GDP (2018) </text:p>
          </table:table-cell>
          <table:table-cell table:formula="of:=MID([.B76];1;FIND(&quot;%&quot;; [.B76])-1)" office:value-type="string" office:string-value="2.4" calcext:value-type="string">
            <text:p>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gz.html" xlink:type="simple">Gaza Strip</text:a> </text:p>
          </table:table-cell>
          <table:table-cell office:value-type="string" calcext:value-type="string">
            <text:p>5.3% of GDP (2017) </text:p>
            <text:p>note: includes Gaza Strip and the West Bank</text:p>
          </table:table-cell>
          <table:table-cell table:formula="of:=MID([.B77];1;FIND(&quot;%&quot;; [.B77])-1)" office:value-type="string" office:string-value="5.3" calcext:value-type="string">
            <text:p>5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g.html" xlink:type="simple">Georgia</text:a> </text:p>
          </table:table-cell>
          <table:table-cell office:value-type="string" calcext:value-type="string">
            <text:p>3.5% of GDP (2018) </text:p>
          </table:table-cell>
          <table:table-cell table:formula="of:=MID([.B78];1;FIND(&quot;%&quot;; [.B78])-1)" office:value-type="string" office:string-value="3.5" calcext:value-type="string">
            <text:p>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m.html" xlink:type="simple">Germany</text:a> </text:p>
          </table:table-cell>
          <table:table-cell office:value-type="string" calcext:value-type="string">
            <text:p>4.9% of GDP (2017) </text:p>
          </table:table-cell>
          <table:table-cell table:formula="of:=MID([.B79];1;FIND(&quot;%&quot;; [.B79])-1)" office:value-type="string" office:string-value="4.9" calcext:value-type="string">
            <text:p>4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h.html" xlink:type="simple">Ghana</text:a> </text:p>
          </table:table-cell>
          <table:table-cell office:value-type="string" calcext:value-type="string">
            <text:p>4% of GDP (2018) </text:p>
          </table:table-cell>
          <table:table-cell table:formula="of:=MID([.B80];1;FIND(&quot;%&quot;; [.B80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i.html" xlink:type="simple">Gibraltar</text:a> </text:p>
          </table:table-cell>
          <table:table-cell office:value-type="string" calcext:value-type="string">
            <text:p>NA </text:p>
          </table:table-cell>
          <table:table-cell table:formula="of:=MID([.B81];1;FIND(&quot;%&quot;; [.B8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r.html" xlink:type="simple">Greece</text:a> </text:p>
          </table:table-cell>
          <table:table-cell office:value-type="string" calcext:value-type="string">
            <text:p>NA </text:p>
          </table:table-cell>
          <table:table-cell table:formula="of:=MID([.B82];1;FIND(&quot;%&quot;; [.B82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l.html" xlink:type="simple">Greenland</text:a> </text:p>
          </table:table-cell>
          <table:table-cell office:value-type="string" calcext:value-type="string">
            <text:p>NA </text:p>
          </table:table-cell>
          <table:table-cell table:formula="of:=MID([.B83];1;FIND(&quot;%&quot;; [.B83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j.html" xlink:type="simple">Grenada</text:a> </text:p>
          </table:table-cell>
          <table:table-cell office:value-type="string" calcext:value-type="string">
            <text:p>3.2% of GDP (2017) </text:p>
          </table:table-cell>
          <table:table-cell table:formula="of:=MID([.B84];1;FIND(&quot;%&quot;; [.B84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q.html" xlink:type="simple">Guam</text:a> </text:p>
          </table:table-cell>
          <table:table-cell office:value-type="string" calcext:value-type="string">
            <text:p>NA </text:p>
          </table:table-cell>
          <table:table-cell table:formula="of:=MID([.B85];1;FIND(&quot;%&quot;; [.B85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t.html" xlink:type="simple">Guatemala</text:a> </text:p>
          </table:table-cell>
          <table:table-cell office:value-type="string" calcext:value-type="string">
            <text:p>3.2% of GDP (2019) </text:p>
          </table:table-cell>
          <table:table-cell table:formula="of:=MID([.B86];1;FIND(&quot;%&quot;; [.B86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k.html" xlink:type="simple">Guernsey</text:a> </text:p>
          </table:table-cell>
          <table:table-cell office:value-type="string" calcext:value-type="string">
            <text:p>NA </text:p>
          </table:table-cell>
          <table:table-cell table:formula="of:=MID([.B87];1;FIND(&quot;%&quot;; [.B87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v.html" xlink:type="simple">Guinea</text:a> </text:p>
          </table:table-cell>
          <table:table-cell office:value-type="string" calcext:value-type="string">
            <text:p>2.3% of GDP (2018) </text:p>
          </table:table-cell>
          <table:table-cell table:formula="of:=MID([.B88];1;FIND(&quot;%&quot;; [.B88])-1)" office:value-type="string" office:string-value="2.3" calcext:value-type="string">
            <text:p>2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u.html" xlink:type="simple">Guinea-Bissau</text:a> </text:p>
          </table:table-cell>
          <table:table-cell office:value-type="string" calcext:value-type="string">
            <text:p>2.1% of GDP (2013) </text:p>
          </table:table-cell>
          <table:table-cell table:formula="of:=MID([.B89];1;FIND(&quot;%&quot;; [.B89])-1)" office:value-type="string" office:string-value="2.1" calcext:value-type="string">
            <text:p>2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gy.html" xlink:type="simple">Guyana</text:a> </text:p>
          </table:table-cell>
          <table:table-cell office:value-type="string" calcext:value-type="string">
            <text:p>5.5% of GDP (2018) </text:p>
          </table:table-cell>
          <table:table-cell table:formula="of:=MID([.B90];1;FIND(&quot;%&quot;; [.B90])-1)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a.html" xlink:type="simple">Haiti</text:a> </text:p>
          </table:table-cell>
          <table:table-cell office:value-type="string" calcext:value-type="string">
            <text:p>2.8% of GDP (2018) </text:p>
          </table:table-cell>
          <table:table-cell table:formula="of:=MID([.B91];1;FIND(&quot;%&quot;; [.B91])-1)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t.html" xlink:type="simple">Holy See (Vatican City)</text:a> </text:p>
          </table:table-cell>
          <table:table-cell office:value-type="string" calcext:value-type="string">
            <text:p>NA </text:p>
          </table:table-cell>
          <table:table-cell table:formula="of:=MID([.B92];1;FIND(&quot;%&quot;; [.B92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o.html" xlink:type="simple">Honduras</text:a> </text:p>
          </table:table-cell>
          <table:table-cell office:value-type="string" calcext:value-type="string">
            <text:p>6.1% of GDP (2018) </text:p>
          </table:table-cell>
          <table:table-cell table:formula="of:=MID([.B93];1;FIND(&quot;%&quot;; [.B93])-1)" office:value-type="string" office:string-value="6.1" calcext:value-type="string">
            <text:p>6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k.html" xlink:type="simple">Hong Kong</text:a> </text:p>
          </table:table-cell>
          <table:table-cell office:value-type="string" calcext:value-type="string">
            <text:p>3.8% of GDP (2019) </text:p>
          </table:table-cell>
          <table:table-cell table:formula="of:=MID([.B94];1;FIND(&quot;%&quot;; [.B94])-1)" office:value-type="string" office:string-value="3.8" calcext:value-type="string">
            <text:p>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hu.html" xlink:type="simple">Hungary</text:a> </text:p>
          </table:table-cell>
          <table:table-cell office:value-type="string" calcext:value-type="string">
            <text:p>4.7% of GDP (2017) </text:p>
          </table:table-cell>
          <table:table-cell table:formula="of:=MID([.B95];1;FIND(&quot;%&quot;; [.B95])-1)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c.html" xlink:type="simple">Iceland</text:a> </text:p>
          </table:table-cell>
          <table:table-cell office:value-type="string" calcext:value-type="string">
            <text:p>7.7% of GDP (2017) </text:p>
          </table:table-cell>
          <table:table-cell table:formula="of:=MID([.B96];1;FIND(&quot;%&quot;; [.B96])-1)" office:value-type="string" office:string-value="7.7" calcext:value-type="string">
            <text:p>7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n.html" xlink:type="simple">India</text:a> </text:p>
          </table:table-cell>
          <table:table-cell office:value-type="string" calcext:value-type="string">
            <text:p>3.8% of GDP (2013) </text:p>
          </table:table-cell>
          <table:table-cell table:formula="of:=MID([.B97];1;FIND(&quot;%&quot;; [.B97])-1)" office:value-type="string" office:string-value="3.8" calcext:value-type="string">
            <text:p>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d.html" xlink:type="simple">Indonesia</text:a> </text:p>
          </table:table-cell>
          <table:table-cell office:value-type="string" calcext:value-type="string">
            <text:p>3.6% of GDP (2015) </text:p>
          </table:table-cell>
          <table:table-cell table:formula="of:=MID([.B98];1;FIND(&quot;%&quot;; [.B98])-1)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r.html" xlink:type="simple">Iran</text:a> </text:p>
          </table:table-cell>
          <table:table-cell office:value-type="string" calcext:value-type="string">
            <text:p>4% of GDP (2018) </text:p>
          </table:table-cell>
          <table:table-cell table:formula="of:=MID([.B99];1;FIND(&quot;%&quot;; [.B99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z.html" xlink:type="simple">Iraq</text:a> </text:p>
          </table:table-cell>
          <table:table-cell office:value-type="string" calcext:value-type="string">
            <text:p>NA </text:p>
          </table:table-cell>
          <table:table-cell table:formula="of:=MID([.B100];1;FIND(&quot;%&quot;; [.B100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ei.html" xlink:type="simple">Ireland</text:a> </text:p>
          </table:table-cell>
          <table:table-cell office:value-type="string" calcext:value-type="string">
            <text:p>3.5% of GDP (2017) </text:p>
          </table:table-cell>
          <table:table-cell table:formula="of:=MID([.B101];1;FIND(&quot;%&quot;; [.B101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m.html" xlink:type="simple">Isle of Man</text:a> </text:p>
          </table:table-cell>
          <table:table-cell office:value-type="string" calcext:value-type="string">
            <text:p>NA </text:p>
          </table:table-cell>
          <table:table-cell table:formula="of:=MID([.B102];1;FIND(&quot;%&quot;; [.B102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s.html" xlink:type="simple">Israel</text:a> </text:p>
          </table:table-cell>
          <table:table-cell office:value-type="string" calcext:value-type="string">
            <text:p>6.1% of GDP (2017) </text:p>
          </table:table-cell>
          <table:table-cell table:formula="of:=MID([.B103];1;FIND(&quot;%&quot;; [.B103])-1)" office:value-type="string" office:string-value="6.1" calcext:value-type="string">
            <text:p>6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it.html" xlink:type="simple">Italy</text:a> </text:p>
          </table:table-cell>
          <table:table-cell office:value-type="string" calcext:value-type="string">
            <text:p>4% of GDP (2017) </text:p>
          </table:table-cell>
          <table:table-cell table:formula="of:=MID([.B104];1;FIND(&quot;%&quot;; [.B104])-1)" office:value-type="string" office:string-value="4" calcext:value-type="string">
            <text:p>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m.html" xlink:type="simple">Jamaica</text:a> </text:p>
          </table:table-cell>
          <table:table-cell office:value-type="string" calcext:value-type="string">
            <text:p>5.2% of GDP (2019) </text:p>
          </table:table-cell>
          <table:table-cell table:formula="of:=MID([.B105];1;FIND(&quot;%&quot;; [.B105])-1)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a.html" xlink:type="simple">Japan</text:a> </text:p>
          </table:table-cell>
          <table:table-cell office:value-type="string" calcext:value-type="string">
            <text:p>3.2% of GDP (2017) </text:p>
          </table:table-cell>
          <table:table-cell table:formula="of:=MID([.B106];1;FIND(&quot;%&quot;; [.B106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e.html" xlink:type="simple">Jersey</text:a> </text:p>
          </table:table-cell>
          <table:table-cell office:value-type="string" calcext:value-type="string">
            <text:p>NA </text:p>
          </table:table-cell>
          <table:table-cell table:formula="of:=MID([.B107];1;FIND(&quot;%&quot;; [.B107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jo.html" xlink:type="simple">Jordan</text:a> </text:p>
          </table:table-cell>
          <table:table-cell office:value-type="string" calcext:value-type="string">
            <text:p>3.1% of GDP (2019) </text:p>
          </table:table-cell>
          <table:table-cell table:formula="of:=MID([.B108];1;FIND(&quot;%&quot;; [.B108])-1)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z.html" xlink:type="simple">Kazakhstan</text:a> </text:p>
          </table:table-cell>
          <table:table-cell office:value-type="string" calcext:value-type="string">
            <text:p>2.6% of GDP (2018) </text:p>
          </table:table-cell>
          <table:table-cell table:formula="of:=MID([.B109];1;FIND(&quot;%&quot;; [.B109])-1)" office:value-type="string" office:string-value="2.6" calcext:value-type="string">
            <text:p>2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e.html" xlink:type="simple">Kenya</text:a> </text:p>
          </table:table-cell>
          <table:table-cell office:value-type="string" calcext:value-type="string">
            <text:p>5.3% of GDP (2018) </text:p>
          </table:table-cell>
          <table:table-cell table:formula="of:=MID([.B110];1;FIND(&quot;%&quot;; [.B110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r.html" xlink:type="simple">Kiribati</text:a> </text:p>
          </table:table-cell>
          <table:table-cell office:value-type="string" calcext:value-type="string">
            <text:p>NA </text:p>
          </table:table-cell>
          <table:table-cell table:formula="of:=MID([.B111];1;FIND(&quot;%&quot;; [.B11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n.html" xlink:type="simple">Korea, North</text:a> </text:p>
          </table:table-cell>
          <table:table-cell office:value-type="string" calcext:value-type="string">
            <text:p>NA </text:p>
          </table:table-cell>
          <table:table-cell table:formula="of:=MID([.B112];1;FIND(&quot;%&quot;; [.B112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s.html" xlink:type="simple">Korea, South</text:a> </text:p>
          </table:table-cell>
          <table:table-cell office:value-type="string" calcext:value-type="string">
            <text:p>4.3% of GDP (2016) </text:p>
          </table:table-cell>
          <table:table-cell table:formula="of:=MID([.B113];1;FIND(&quot;%&quot;; [.B113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v.html" xlink:type="simple">Kosovo</text:a> </text:p>
          </table:table-cell>
          <table:table-cell office:value-type="string" calcext:value-type="string">
            <text:p>NA </text:p>
          </table:table-cell>
          <table:table-cell table:formula="of:=MID([.B114];1;FIND(&quot;%&quot;; [.B114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u.html" xlink:type="simple">Kuwait</text:a> </text:p>
          </table:table-cell>
          <table:table-cell office:value-type="string" calcext:value-type="string">
            <text:p>NA </text:p>
          </table:table-cell>
          <table:table-cell table:formula="of:=MID([.B115];1;FIND(&quot;%&quot;; [.B115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kg.html" xlink:type="simple">Kyrgyzstan</text:a> </text:p>
          </table:table-cell>
          <table:table-cell office:value-type="string" calcext:value-type="string">
            <text:p>6% of GDP (2017) </text:p>
          </table:table-cell>
          <table:table-cell table:formula="of:=MID([.B116];1;FIND(&quot;%&quot;; [.B116])-1)" office:value-type="string" office:string-value="6" calcext:value-type="string">
            <text:p>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a.html" xlink:type="simple">Laos</text:a> </text:p>
          </table:table-cell>
          <table:table-cell office:value-type="string" calcext:value-type="string">
            <text:p>2.9% of GDP (2014) </text:p>
          </table:table-cell>
          <table:table-cell table:formula="of:=MID([.B117];1;FIND(&quot;%&quot;; [.B117])-1)" office:value-type="string" office:string-value="2.9" calcext:value-type="string">
            <text:p>2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g.html" xlink:type="simple">Latvia</text:a> </text:p>
          </table:table-cell>
          <table:table-cell office:value-type="string" calcext:value-type="string">
            <text:p>4.4% of GDP (2017) </text:p>
          </table:table-cell>
          <table:table-cell table:formula="of:=MID([.B118];1;FIND(&quot;%&quot;; [.B118])-1)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e.html" xlink:type="simple">Lebanon</text:a> </text:p>
          </table:table-cell>
          <table:table-cell office:value-type="string" calcext:value-type="string">
            <text:p>2.5% of GDP (2013) </text:p>
          </table:table-cell>
          <table:table-cell table:formula="of:=MID([.B119];1;FIND(&quot;%&quot;; [.B119])-1)" office:value-type="string" office:string-value="2.5" calcext:value-type="string">
            <text:p>2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t.html" xlink:type="simple">Lesotho</text:a> </text:p>
          </table:table-cell>
          <table:table-cell office:value-type="string" calcext:value-type="string">
            <text:p>7% of GDP (2018) </text:p>
          </table:table-cell>
          <table:table-cell table:formula="of:=MID([.B120];1;FIND(&quot;%&quot;; [.B120])-1)" office:value-type="string" office:string-value="7" calcext:value-type="string">
            <text:p>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i.html" xlink:type="simple">Liberia</text:a> </text:p>
          </table:table-cell>
          <table:table-cell office:value-type="string" calcext:value-type="string">
            <text:p>2.6% of GDP (2018) </text:p>
          </table:table-cell>
          <table:table-cell table:formula="of:=MID([.B121];1;FIND(&quot;%&quot;; [.B121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y.html" xlink:type="simple">Libya</text:a> </text:p>
          </table:table-cell>
          <table:table-cell office:value-type="string" calcext:value-type="string">
            <text:p>NA </text:p>
          </table:table-cell>
          <table:table-cell table:formula="of:=MID([.B122];1;FIND(&quot;%&quot;; [.B122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s.html" xlink:type="simple">Liechtenstein</text:a> </text:p>
          </table:table-cell>
          <table:table-cell office:value-type="string" calcext:value-type="string">
            <text:p>2.6% of GDP (2011) </text:p>
          </table:table-cell>
          <table:table-cell table:formula="of:=MID([.B123];1;FIND(&quot;%&quot;; [.B123])-1)" office:value-type="string" office:string-value="2.6" calcext:value-type="string">
            <text:p>2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h.html" xlink:type="simple">Lithuania</text:a> </text:p>
          </table:table-cell>
          <table:table-cell office:value-type="string" calcext:value-type="string">
            <text:p>3.8% of GDP (2017) </text:p>
          </table:table-cell>
          <table:table-cell table:formula="of:=MID([.B124];1;FIND(&quot;%&quot;; [.B124])-1)" office:value-type="string" office:string-value="3.8" calcext:value-type="string">
            <text:p>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u.html" xlink:type="simple">Luxembourg</text:a> </text:p>
          </table:table-cell>
          <table:table-cell office:value-type="string" calcext:value-type="string">
            <text:p>3.6% of GDP (2017) </text:p>
          </table:table-cell>
          <table:table-cell table:formula="of:=MID([.B125];1;FIND(&quot;%&quot;; [.B125])-1)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c.html" xlink:type="simple">Macau</text:a> </text:p>
          </table:table-cell>
          <table:table-cell office:value-type="string" calcext:value-type="string">
            <text:p>2.7% of GDP (2018) </text:p>
          </table:table-cell>
          <table:table-cell table:formula="of:=MID([.B126];1;FIND(&quot;%&quot;; [.B126])-1)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a.html" xlink:type="simple">Madagascar</text:a> </text:p>
          </table:table-cell>
          <table:table-cell office:value-type="string" calcext:value-type="string">
            <text:p>2.8% of GDP (2018) </text:p>
          </table:table-cell>
          <table:table-cell table:formula="of:=MID([.B127];1;FIND(&quot;%&quot;; [.B127])-1)" office:value-type="string" office:string-value="2.8" calcext:value-type="string">
            <text:p>2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i.html" xlink:type="simple">Malawi</text:a> </text:p>
          </table:table-cell>
          <table:table-cell office:value-type="string" calcext:value-type="string">
            <text:p>4.7% of GDP (2018) </text:p>
          </table:table-cell>
          <table:table-cell table:formula="of:=MID([.B128];1;FIND(&quot;%&quot;; [.B128])-1)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y.html" xlink:type="simple">Malaysia</text:a> </text:p>
          </table:table-cell>
          <table:table-cell office:value-type="string" calcext:value-type="string">
            <text:p>4.2% of GDP (2019) </text:p>
          </table:table-cell>
          <table:table-cell table:formula="of:=MID([.B129];1;FIND(&quot;%&quot;; [.B129])-1)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v.html" xlink:type="simple">Maldives</text:a> </text:p>
          </table:table-cell>
          <table:table-cell office:value-type="string" calcext:value-type="string">
            <text:p>4.1% of GDP (2016) </text:p>
          </table:table-cell>
          <table:table-cell table:formula="of:=MID([.B130];1;FIND(&quot;%&quot;; [.B130])-1)" office:value-type="string" office:string-value="4.1" calcext:value-type="string">
            <text:p>4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l.html" xlink:type="simple">Mali</text:a> </text:p>
          </table:table-cell>
          <table:table-cell office:value-type="string" calcext:value-type="string">
            <text:p>3.8% of GDP (2017) </text:p>
          </table:table-cell>
          <table:table-cell table:formula="of:=MID([.B131];1;FIND(&quot;%&quot;; [.B131])-1)" office:value-type="string" office:string-value="3.8" calcext:value-type="string">
            <text:p>3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t.html" xlink:type="simple">Malta</text:a> </text:p>
          </table:table-cell>
          <table:table-cell office:value-type="string" calcext:value-type="string">
            <text:p>4.8% of GDP (2017) </text:p>
          </table:table-cell>
          <table:table-cell table:formula="of:=MID([.B132];1;FIND(&quot;%&quot;; [.B132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m.html" xlink:type="simple">Marshall Islands</text:a> </text:p>
          </table:table-cell>
          <table:table-cell office:value-type="string" calcext:value-type="string">
            <text:p>NA </text:p>
          </table:table-cell>
          <table:table-cell table:formula="of:=MID([.B133];1;FIND(&quot;%&quot;; [.B133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r.html" xlink:type="simple">Mauritania</text:a> </text:p>
          </table:table-cell>
          <table:table-cell office:value-type="string" calcext:value-type="string">
            <text:p>1.9% of GDP (2019) </text:p>
          </table:table-cell>
          <table:table-cell table:formula="of:=MID([.B134];1;FIND(&quot;%&quot;; [.B134])-1)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p.html" xlink:type="simple">Mauritius</text:a> </text:p>
          </table:table-cell>
          <table:table-cell office:value-type="string" calcext:value-type="string">
            <text:p>4.7% of GDP (2019) </text:p>
          </table:table-cell>
          <table:table-cell table:formula="of:=MID([.B135];1;FIND(&quot;%&quot;; [.B135])-1)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x.html" xlink:type="simple">Mexico</text:a> </text:p>
          </table:table-cell>
          <table:table-cell office:value-type="string" calcext:value-type="string">
            <text:p>4.5% of GDP (2017) </text:p>
          </table:table-cell>
          <table:table-cell table:formula="of:=MID([.B136];1;FIND(&quot;%&quot;; [.B136])-1)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fm.html" xlink:type="simple">Micronesia, Federated States of</text:a> </text:p>
          </table:table-cell>
          <table:table-cell office:value-type="string" calcext:value-type="string">
            <text:p>12.5% of GDP (2015) </text:p>
          </table:table-cell>
          <table:table-cell table:formula="of:=MID([.B137];1;FIND(&quot;%&quot;; [.B137])-1)" office:value-type="string" office:string-value="12.5" calcext:value-type="string">
            <text:p>1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q.html" xlink:type="simple">Midway Islands</text:a> </text:p>
          </table:table-cell>
          <table:table-cell office:value-type="string" calcext:value-type="string">
            <text:p>NA </text:p>
          </table:table-cell>
          <table:table-cell table:formula="of:=MID([.B138];1;FIND(&quot;%&quot;; [.B138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d.html" xlink:type="simple">Moldova</text:a> </text:p>
          </table:table-cell>
          <table:table-cell office:value-type="string" calcext:value-type="string">
            <text:p>5.4% of GDP (2018) </text:p>
          </table:table-cell>
          <table:table-cell table:formula="of:=MID([.B139];1;FIND(&quot;%&quot;; [.B139])-1)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n.html" xlink:type="simple">Monaco</text:a> </text:p>
          </table:table-cell>
          <table:table-cell office:value-type="string" calcext:value-type="string">
            <text:p>1.5% of GDP (2017) </text:p>
          </table:table-cell>
          <table:table-cell table:formula="of:=MID([.B140];1;FIND(&quot;%&quot;; [.B140])-1)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g.html" xlink:type="simple">Mongolia</text:a> </text:p>
          </table:table-cell>
          <table:table-cell office:value-type="string" calcext:value-type="string">
            <text:p>4.1% of GDP (2017) </text:p>
          </table:table-cell>
          <table:table-cell table:formula="of:=MID([.B141];1;FIND(&quot;%&quot;; [.B141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j.html" xlink:type="simple">Montenegro</text:a> </text:p>
          </table:table-cell>
          <table:table-cell office:value-type="string" calcext:value-type="string">
            <text:p>NA </text:p>
          </table:table-cell>
          <table:table-cell table:formula="of:=MID([.B142];1;FIND(&quot;%&quot;; [.B142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h.html" xlink:type="simple">Montserrat</text:a> </text:p>
          </table:table-cell>
          <table:table-cell office:value-type="string" calcext:value-type="string">
            <text:p>8.8% of GDP (2019) </text:p>
          </table:table-cell>
          <table:table-cell table:formula="of:=MID([.B143];1;FIND(&quot;%&quot;; [.B143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o.html" xlink:type="simple">Morocco</text:a> </text:p>
          </table:table-cell>
          <table:table-cell office:value-type="string" calcext:value-type="string">
            <text:p>NA </text:p>
          </table:table-cell>
          <table:table-cell table:formula="of:=MID([.B144];1;FIND(&quot;%&quot;; [.B144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z.html" xlink:type="simple">Mozambique</text:a> </text:p>
          </table:table-cell>
          <table:table-cell office:value-type="string" calcext:value-type="string">
            <text:p>5.5% of GDP (2018) </text:p>
          </table:table-cell>
          <table:table-cell table:formula="of:=MID([.B145];1;FIND(&quot;%&quot;; [.B145])-1)" office:value-type="string" office:string-value="5.5" calcext:value-type="string">
            <text:p>5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a.html" xlink:type="simple">Namibia</text:a> </text:p>
          </table:table-cell>
          <table:table-cell office:value-type="string" calcext:value-type="string">
            <text:p>3.1% of GDP (2014) </text:p>
          </table:table-cell>
          <table:table-cell table:formula="of:=MID([.B146];1;FIND(&quot;%&quot;; [.B146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r.html" xlink:type="simple">Nauru</text:a> </text:p>
          </table:table-cell>
          <table:table-cell office:value-type="string" calcext:value-type="string">
            <text:p>NA </text:p>
          </table:table-cell>
          <table:table-cell table:formula="of:=MID([.B147];1;FIND(&quot;%&quot;; [.B14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q.html" xlink:type="simple">Navassa Island</text:a> </text:p>
          </table:table-cell>
          <table:table-cell office:value-type="string" calcext:value-type="string">
            <text:p>NA </text:p>
          </table:table-cell>
          <table:table-cell table:formula="of:=MID([.B148];1;FIND(&quot;%&quot;; [.B148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p.html" xlink:type="simple">Nepal</text:a> </text:p>
          </table:table-cell>
          <table:table-cell office:value-type="string" calcext:value-type="string">
            <text:p>5.1% of GDP (2018) </text:p>
          </table:table-cell>
          <table:table-cell table:formula="of:=MID([.B149];1;FIND(&quot;%&quot;; [.B149])-1)" office:value-type="string" office:string-value="5.1" calcext:value-type="string">
            <text:p>5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l.html" xlink:type="simple">Netherlands</text:a> </text:p>
          </table:table-cell>
          <table:table-cell office:value-type="string" calcext:value-type="string">
            <text:p>5.2% of GDP (2017) </text:p>
          </table:table-cell>
          <table:table-cell table:formula="of:=MID([.B150];1;FIND(&quot;%&quot;; [.B150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c.html" xlink:type="simple">New Caledonia</text:a> </text:p>
          </table:table-cell>
          <table:table-cell office:value-type="string" calcext:value-type="string">
            <text:p>NA </text:p>
          </table:table-cell>
          <table:table-cell table:formula="of:=MID([.B151];1;FIND(&quot;%&quot;; [.B151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z.html" xlink:type="simple">New Zealand</text:a> </text:p>
          </table:table-cell>
          <table:table-cell office:value-type="string" calcext:value-type="string">
            <text:p>6.3% of GDP (2017) </text:p>
          </table:table-cell>
          <table:table-cell table:formula="of:=MID([.B152];1;FIND(&quot;%&quot;; [.B152])-1)" office:value-type="string" office:string-value="6.3" calcext:value-type="string">
            <text:p>6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u.html" xlink:type="simple">Nicaragua</text:a> </text:p>
          </table:table-cell>
          <table:table-cell office:value-type="string" calcext:value-type="string">
            <text:p>4.4% of GDP (2017) </text:p>
          </table:table-cell>
          <table:table-cell table:formula="of:=MID([.B153];1;FIND(&quot;%&quot;; [.B153])-1)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g.html" xlink:type="simple">Niger</text:a> </text:p>
          </table:table-cell>
          <table:table-cell office:value-type="string" calcext:value-type="string">
            <text:p>3.5% of GDP (2018) </text:p>
          </table:table-cell>
          <table:table-cell table:formula="of:=MID([.B154];1;FIND(&quot;%&quot;; [.B154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i.html" xlink:type="simple">Nigeria</text:a> </text:p>
          </table:table-cell>
          <table:table-cell office:value-type="string" calcext:value-type="string">
            <text:p>NA </text:p>
          </table:table-cell>
          <table:table-cell table:formula="of:=MID([.B155];1;FIND(&quot;%&quot;; [.B15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e.html" xlink:type="simple">Niue</text:a> </text:p>
          </table:table-cell>
          <table:table-cell office:value-type="string" calcext:value-type="string">
            <text:p>NA </text:p>
          </table:table-cell>
          <table:table-cell table:formula="of:=MID([.B156];1;FIND(&quot;%&quot;; [.B156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f.html" xlink:type="simple">Norfolk Island</text:a> </text:p>
          </table:table-cell>
          <table:table-cell office:value-type="string" calcext:value-type="string">
            <text:p>NA </text:p>
          </table:table-cell>
          <table:table-cell table:formula="of:=MID([.B157];1;FIND(&quot;%&quot;; [.B157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k.html" xlink:type="simple">North Macedonia</text:a> </text:p>
          </table:table-cell>
          <table:table-cell office:value-type="string" calcext:value-type="string">
            <text:p>NA </text:p>
          </table:table-cell>
          <table:table-cell table:formula="of:=MID([.B158];1;FIND(&quot;%&quot;; [.B158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q.html" xlink:type="simple">Northern Mariana Islands</text:a> </text:p>
          </table:table-cell>
          <table:table-cell office:value-type="string" calcext:value-type="string">
            <text:p>NA </text:p>
          </table:table-cell>
          <table:table-cell table:formula="of:=MID([.B159];1;FIND(&quot;%&quot;; [.B159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o.html" xlink:type="simple">Norway</text:a> </text:p>
          </table:table-cell>
          <table:table-cell office:value-type="string" calcext:value-type="string">
            <text:p>7.9% of GDP (2017) </text:p>
          </table:table-cell>
          <table:table-cell table:formula="of:=MID([.B160];1;FIND(&quot;%&quot;; [.B160])-1)" office:value-type="string" office:string-value="7.9" calcext:value-type="string">
            <text:p>7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mu.html" xlink:type="simple">Oman</text:a> </text:p>
          </table:table-cell>
          <table:table-cell office:value-type="string" calcext:value-type="string">
            <text:p>6.8% of GDP (2017) </text:p>
          </table:table-cell>
          <table:table-cell table:formula="of:=MID([.B161];1;FIND(&quot;%&quot;; [.B161])-1)" office:value-type="string" office:string-value="6.8" calcext:value-type="string">
            <text:p>6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k.html" xlink:type="simple">Pakistan</text:a> </text:p>
          </table:table-cell>
          <table:table-cell office:value-type="string" calcext:value-type="string">
            <text:p>2.9% of GDP (2017) </text:p>
          </table:table-cell>
          <table:table-cell table:formula="of:=MID([.B162];1;FIND(&quot;%&quot;; [.B162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s.html" xlink:type="simple">Palau</text:a> </text:p>
          </table:table-cell>
          <table:table-cell office:value-type="string" calcext:value-type="string">
            <text:p>NA </text:p>
          </table:table-cell>
          <table:table-cell table:formula="of:=MID([.B163];1;FIND(&quot;%&quot;; [.B163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m.html" xlink:type="simple">Panama</text:a> </text:p>
          </table:table-cell>
          <table:table-cell office:value-type="string" calcext:value-type="string">
            <text:p>3.2% of GDP (2011) </text:p>
          </table:table-cell>
          <table:table-cell table:formula="of:=MID([.B164];1;FIND(&quot;%&quot;; [.B164])-1)" office:value-type="string" office:string-value="3.2" calcext:value-type="string">
            <text:p>3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p.html" xlink:type="simple">Papua New Guinea</text:a> </text:p>
          </table:table-cell>
          <table:table-cell office:value-type="string" calcext:value-type="string">
            <text:p>1.9% of GDP (2018) </text:p>
          </table:table-cell>
          <table:table-cell table:formula="of:=MID([.B165];1;FIND(&quot;%&quot;; [.B165])-1)" office:value-type="string" office:string-value="1.9" calcext:value-type="string">
            <text:p>1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a.html" xlink:type="simple">Paraguay</text:a> </text:p>
          </table:table-cell>
          <table:table-cell office:value-type="string" calcext:value-type="string">
            <text:p>3.4% of GDP (2016) </text:p>
          </table:table-cell>
          <table:table-cell table:formula="of:=MID([.B166];1;FIND(&quot;%&quot;; [.B166])-1)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e.html" xlink:type="simple">Peru</text:a> </text:p>
          </table:table-cell>
          <table:table-cell office:value-type="string" calcext:value-type="string">
            <text:p>3.8% of GDP (2019) </text:p>
          </table:table-cell>
          <table:table-cell table:formula="of:=MID([.B167];1;FIND(&quot;%&quot;; [.B167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p.html" xlink:type="simple">Philippines</text:a> </text:p>
          </table:table-cell>
          <table:table-cell office:value-type="string" calcext:value-type="string">
            <text:p>NA </text:p>
          </table:table-cell>
          <table:table-cell table:formula="of:=MID([.B168];1;FIND(&quot;%&quot;; [.B168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l.html" xlink:type="simple">Poland</text:a> </text:p>
          </table:table-cell>
          <table:table-cell office:value-type="string" calcext:value-type="string">
            <text:p>4.6% of GDP (2017) </text:p>
          </table:table-cell>
          <table:table-cell table:formula="of:=MID([.B169];1;FIND(&quot;%&quot;; [.B169])-1)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po.html" xlink:type="simple">Portugal</text:a> </text:p>
          </table:table-cell>
          <table:table-cell office:value-type="string" calcext:value-type="string">
            <text:p>5% of GDP (2017) </text:p>
          </table:table-cell>
          <table:table-cell table:formula="of:=MID([.B170];1;FIND(&quot;%&quot;; [.B170])-1)" office:value-type="string" office:string-value="5" calcext:value-type="string">
            <text:p>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q.html" xlink:type="simple">Puerto Rico</text:a> </text:p>
          </table:table-cell>
          <table:table-cell office:value-type="string" calcext:value-type="string">
            <text:p>6.1% of GDP (2014) </text:p>
          </table:table-cell>
          <table:table-cell table:formula="of:=MID([.B171];1;FIND(&quot;%&quot;; [.B171])-1)" office:value-type="string" office:string-value="6.1" calcext:value-type="string">
            <text:p>6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qa.html" xlink:type="simple">Qatar</text:a> </text:p>
          </table:table-cell>
          <table:table-cell office:value-type="string" calcext:value-type="string">
            <text:p>2.7% of GDP (2019) </text:p>
          </table:table-cell>
          <table:table-cell table:formula="of:=MID([.B172];1;FIND(&quot;%&quot;; [.B172])-1)" office:value-type="string" office:string-value="2.7" calcext:value-type="string">
            <text:p>2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o.html" xlink:type="simple">Romania</text:a> </text:p>
          </table:table-cell>
          <table:table-cell office:value-type="string" calcext:value-type="string">
            <text:p>3.1% of GDP (2017) </text:p>
          </table:table-cell>
          <table:table-cell table:formula="of:=MID([.B173];1;FIND(&quot;%&quot;; [.B173])-1)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s.html" xlink:type="simple">Russia</text:a> </text:p>
          </table:table-cell>
          <table:table-cell office:value-type="string" calcext:value-type="string">
            <text:p>4.7% of GDP (2017) </text:p>
          </table:table-cell>
          <table:table-cell table:formula="of:=MID([.B174];1;FIND(&quot;%&quot;; [.B174])-1)" office:value-type="string" office:string-value="4.7" calcext:value-type="string">
            <text:p>4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w.html" xlink:type="simple">Rwanda</text:a> </text:p>
          </table:table-cell>
          <table:table-cell office:value-type="string" calcext:value-type="string">
            <text:p>3.1% of GDP (2018) </text:p>
          </table:table-cell>
          <table:table-cell table:formula="of:=MID([.B175];1;FIND(&quot;%&quot;; [.B175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b.html" xlink:type="simple">Saint Barthelemy</text:a> </text:p>
          </table:table-cell>
          <table:table-cell office:value-type="string" calcext:value-type="string">
            <text:p>NA </text:p>
          </table:table-cell>
          <table:table-cell table:formula="of:=MID([.B176];1;FIND(&quot;%&quot;; [.B176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h.html" xlink:type="simple">Saint Helena, Ascension, and Tristan da Cunha</text:a> </text:p>
          </table:table-cell>
          <table:table-cell office:value-type="string" calcext:value-type="string">
            <text:p>NA </text:p>
          </table:table-cell>
          <table:table-cell table:formula="of:=MID([.B177];1;FIND(&quot;%&quot;; [.B177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c.html" xlink:type="simple">Saint Kitts and Nevis</text:a> </text:p>
          </table:table-cell>
          <table:table-cell office:value-type="string" calcext:value-type="string">
            <text:p>2.6% of GDP (2015) </text:p>
          </table:table-cell>
          <table:table-cell table:formula="of:=MID([.B178];1;FIND(&quot;%&quot;; [.B178])-1)" office:value-type="string" office:string-value="2.6" calcext:value-type="string">
            <text:p>2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t.html" xlink:type="simple">Saint Lucia</text:a> </text:p>
          </table:table-cell>
          <table:table-cell office:value-type="string" calcext:value-type="string">
            <text:p>3.3% of GDP (2018) </text:p>
          </table:table-cell>
          <table:table-cell table:formula="of:=MID([.B179];1;FIND(&quot;%&quot;; [.B179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n.html" xlink:type="simple">Saint Martin</text:a> </text:p>
          </table:table-cell>
          <table:table-cell office:value-type="string" calcext:value-type="string">
            <text:p>NA </text:p>
          </table:table-cell>
          <table:table-cell table:formula="of:=MID([.B180];1;FIND(&quot;%&quot;; [.B180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b.html" xlink:type="simple">Saint Pierre and Miquelon</text:a> </text:p>
          </table:table-cell>
          <table:table-cell office:value-type="string" calcext:value-type="string">
            <text:p>NA </text:p>
          </table:table-cell>
          <table:table-cell table:formula="of:=MID([.B181];1;FIND(&quot;%&quot;; [.B181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c.html" xlink:type="simple">Saint Vincent and the Grenadines</text:a> </text:p>
          </table:table-cell>
          <table:table-cell office:value-type="string" calcext:value-type="string">
            <text:p>5.7% of GDP (2018) </text:p>
          </table:table-cell>
          <table:table-cell table:formula="of:=MID([.B182];1;FIND(&quot;%&quot;; [.B182])-1)" office:value-type="string" office:string-value="5.7" calcext:value-type="string">
            <text:p>5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ws.html" xlink:type="simple">Samoa</text:a> </text:p>
          </table:table-cell>
          <table:table-cell office:value-type="string" calcext:value-type="string">
            <text:p>4.2% of GDP (2016) </text:p>
          </table:table-cell>
          <table:table-cell table:formula="of:=MID([.B183];1;FIND(&quot;%&quot;; [.B183])-1)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m.html" xlink:type="simple">San Marino</text:a> </text:p>
          </table:table-cell>
          <table:table-cell office:value-type="string" calcext:value-type="string">
            <text:p>3.6% of GDP (2018) </text:p>
          </table:table-cell>
          <table:table-cell table:formula="of:=MID([.B184];1;FIND(&quot;%&quot;; [.B184])-1)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p.html" xlink:type="simple">Sao Tome and Principe</text:a> </text:p>
          </table:table-cell>
          <table:table-cell office:value-type="string" calcext:value-type="string">
            <text:p>5.1% of GDP (2018) </text:p>
          </table:table-cell>
          <table:table-cell table:formula="of:=MID([.B185];1;FIND(&quot;%&quot;; [.B185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a.html" xlink:type="simple">Saudi Arabia</text:a> </text:p>
          </table:table-cell>
          <table:table-cell office:value-type="string" calcext:value-type="string">
            <text:p>NA </text:p>
          </table:table-cell>
          <table:table-cell table:formula="of:=MID([.B186];1;FIND(&quot;%&quot;; [.B186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g.html" xlink:type="simple">Senegal</text:a> </text:p>
          </table:table-cell>
          <table:table-cell office:value-type="string" calcext:value-type="string">
            <text:p>4.8% of GDP (2018) </text:p>
          </table:table-cell>
          <table:table-cell table:formula="of:=MID([.B187];1;FIND(&quot;%&quot;; [.B187])-1)" office:value-type="string" office:string-value="4.8" calcext:value-type="string">
            <text:p>4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ri.html" xlink:type="simple">Serbia</text:a> </text:p>
          </table:table-cell>
          <table:table-cell office:value-type="string" calcext:value-type="string">
            <text:p>3.6% of GDP (2018) </text:p>
          </table:table-cell>
          <table:table-cell table:formula="of:=MID([.B188];1;FIND(&quot;%&quot;; [.B188])-1)" office:value-type="string" office:string-value="3.6" calcext:value-type="string">
            <text:p>3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e.html" xlink:type="simple">Seychelles</text:a> </text:p>
          </table:table-cell>
          <table:table-cell office:value-type="string" calcext:value-type="string">
            <text:p>4.4% of GDP (2016) </text:p>
          </table:table-cell>
          <table:table-cell table:formula="of:=MID([.B189];1;FIND(&quot;%&quot;; [.B189])-1)" office:value-type="string" office:string-value="4.4" calcext:value-type="string">
            <text:p>4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l.html" xlink:type="simple">Sierra Leone</text:a> </text:p>
          </table:table-cell>
          <table:table-cell office:value-type="string" calcext:value-type="string">
            <text:p>7.7% of GDP (2019) </text:p>
          </table:table-cell>
          <table:table-cell table:formula="of:=MID([.B190];1;FIND(&quot;%&quot;; [.B190])-1)" office:value-type="string" office:string-value="7.7" calcext:value-type="string">
            <text:p>7.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n.html" xlink:type="simple">Singapore</text:a> </text:p>
          </table:table-cell>
          <table:table-cell office:value-type="string" calcext:value-type="string">
            <text:p>2.9% of GDP (2013) </text:p>
          </table:table-cell>
          <table:table-cell table:formula="of:=MID([.B191];1;FIND(&quot;%&quot;; [.B191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n.html" xlink:type="simple">Sint Maarten</text:a> </text:p>
          </table:table-cell>
          <table:table-cell office:value-type="string" calcext:value-type="string">
            <text:p>NA </text:p>
          </table:table-cell>
          <table:table-cell table:formula="of:=MID([.B192];1;FIND(&quot;%&quot;; [.B192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lo.html" xlink:type="simple">Slovakia</text:a> </text:p>
          </table:table-cell>
          <table:table-cell office:value-type="string" calcext:value-type="string">
            <text:p>3.9% of GDP (2017) </text:p>
          </table:table-cell>
          <table:table-cell table:formula="of:=MID([.B193];1;FIND(&quot;%&quot;; [.B193])-1)" office:value-type="string" office:string-value="3.9" calcext:value-type="string">
            <text:p>3.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i.html" xlink:type="simple">Slovenia</text:a> </text:p>
          </table:table-cell>
          <table:table-cell office:value-type="string" calcext:value-type="string">
            <text:p>4.8% of GDP (2017) </text:p>
          </table:table-cell>
          <table:table-cell table:formula="of:=MID([.B194];1;FIND(&quot;%&quot;; [.B194])-1)" office:value-type="string" office:string-value="4.8" calcext:value-type="string">
            <text:p>4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bp.html" xlink:type="simple">Solomon Islands</text:a> </text:p>
          </table:table-cell>
          <table:table-cell office:value-type="string" calcext:value-type="string">
            <text:p>9.9% of GDP (2010) </text:p>
          </table:table-cell>
          <table:table-cell table:formula="of:=MID([.B195];1;FIND(&quot;%&quot;; [.B195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o.html" xlink:type="simple">Somalia</text:a> </text:p>
          </table:table-cell>
          <table:table-cell office:value-type="string" calcext:value-type="string">
            <text:p>NA </text:p>
          </table:table-cell>
          <table:table-cell table:formula="of:=MID([.B196];1;FIND(&quot;%&quot;; [.B196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f.html" xlink:type="simple">South Africa</text:a> </text:p>
          </table:table-cell>
          <table:table-cell office:value-type="string" calcext:value-type="string">
            <text:p>6.5% of GDP (2019) </text:p>
          </table:table-cell>
          <table:table-cell table:formula="of:=MID([.B197];1;FIND(&quot;%&quot;; [.B197])-1)" office:value-type="string" office:string-value="6.5" calcext:value-type="string">
            <text:p>6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od.html" xlink:type="simple">South Sudan</text:a> </text:p>
          </table:table-cell>
          <table:table-cell office:value-type="string" calcext:value-type="string">
            <text:p>1.5% of GDP (2016) </text:p>
          </table:table-cell>
          <table:table-cell table:formula="of:=MID([.B198];1;FIND(&quot;%&quot;; [.B198])-1)" office:value-type="string" office:string-value="1.5" calcext:value-type="string">
            <text:p>1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p.html" xlink:type="simple">Spain</text:a> </text:p>
          </table:table-cell>
          <table:table-cell office:value-type="string" calcext:value-type="string">
            <text:p>4.2% of GDP (2017) </text:p>
          </table:table-cell>
          <table:table-cell table:formula="of:=MID([.B199];1;FIND(&quot;%&quot;; [.B199])-1)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ce.html" xlink:type="simple">Sri Lanka</text:a> </text:p>
          </table:table-cell>
          <table:table-cell office:value-type="string" calcext:value-type="string">
            <text:p>2.1% of GDP (2018) </text:p>
          </table:table-cell>
          <table:table-cell table:formula="of:=MID([.B200];1;FIND(&quot;%&quot;; [.B200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u.html" xlink:type="simple">Sudan</text:a> </text:p>
          </table:table-cell>
          <table:table-cell office:value-type="string" calcext:value-type="string">
            <text:p>NA </text:p>
          </table:table-cell>
          <table:table-cell table:formula="of:=MID([.B201];1;FIND(&quot;%&quot;; [.B20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s.html" xlink:type="simple">Suriname</text:a> </text:p>
          </table:table-cell>
          <table:table-cell office:value-type="string" calcext:value-type="string">
            <text:p>NA </text:p>
          </table:table-cell>
          <table:table-cell table:formula="of:=MID([.B202];1;FIND(&quot;%&quot;; [.B202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v.html" xlink:type="simple">Svalbard</text:a> </text:p>
          </table:table-cell>
          <table:table-cell office:value-type="string" calcext:value-type="string">
            <text:p>NA </text:p>
          </table:table-cell>
          <table:table-cell table:formula="of:=MID([.B203];1;FIND(&quot;%&quot;; [.B203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w.html" xlink:type="simple">Sweden</text:a> </text:p>
          </table:table-cell>
          <table:table-cell office:value-type="string" calcext:value-type="string">
            <text:p>7.6% of GDP (2017) </text:p>
          </table:table-cell>
          <table:table-cell table:formula="of:=MID([.B204];1;FIND(&quot;%&quot;; [.B204])-1)" office:value-type="string" office:string-value="7.6" calcext:value-type="string">
            <text:p>7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sz.html" xlink:type="simple">Switzerland</text:a> </text:p>
          </table:table-cell>
          <table:table-cell office:value-type="string" calcext:value-type="string">
            <text:p>5.1% of GDP (2017) </text:p>
          </table:table-cell>
          <table:table-cell table:formula="of:=MID([.B205];1;FIND(&quot;%&quot;; [.B205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y.html" xlink:type="simple">Syria</text:a> </text:p>
          </table:table-cell>
          <table:table-cell office:value-type="string" calcext:value-type="string">
            <text:p>NA </text:p>
          </table:table-cell>
          <table:table-cell table:formula="of:=MID([.B206];1;FIND(&quot;%&quot;; [.B206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w.html" xlink:type="simple">Taiwan</text:a> </text:p>
          </table:table-cell>
          <table:table-cell office:value-type="string" calcext:value-type="string">
            <text:p>NA </text:p>
          </table:table-cell>
          <table:table-cell table:formula="of:=MID([.B207];1;FIND(&quot;%&quot;; [.B207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i.html" xlink:type="simple">Tajikistan</text:a> </text:p>
          </table:table-cell>
          <table:table-cell office:value-type="string" calcext:value-type="string">
            <text:p>5.2% of GDP (2015) </text:p>
          </table:table-cell>
          <table:table-cell table:formula="of:=MID([.B208];1;FIND(&quot;%&quot;; [.B208])-1)" office:value-type="string" office:string-value="5.2" calcext:value-type="string">
            <text:p>5.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z.html" xlink:type="simple">Tanzania</text:a> </text:p>
          </table:table-cell>
          <table:table-cell office:value-type="string" calcext:value-type="string">
            <text:p>3.4% of GDP (2014) </text:p>
          </table:table-cell>
          <table:table-cell table:formula="of:=MID([.B209];1;FIND(&quot;%&quot;; [.B209])-1)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h.html" xlink:type="simple">Thailand</text:a> </text:p>
          </table:table-cell>
          <table:table-cell office:value-type="string" calcext:value-type="string">
            <text:p>4.1% of GDP (2013) </text:p>
          </table:table-cell>
          <table:table-cell table:formula="of:=MID([.B210];1;FIND(&quot;%&quot;; [.B210])-1)" office:value-type="string" office:string-value="4.1" calcext:value-type="string">
            <text:p>4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t.html" xlink:type="simple">Timor-Leste</text:a> </text:p>
          </table:table-cell>
          <table:table-cell office:value-type="string" calcext:value-type="string">
            <text:p>6.8% of GDP (2018) </text:p>
          </table:table-cell>
          <table:table-cell table:formula="of:=MID([.B211];1;FIND(&quot;%&quot;; [.B211])-1)" office:value-type="string" office:string-value="6.8" calcext:value-type="string">
            <text:p>6.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o.html" xlink:type="simple">Togo</text:a> </text:p>
          </table:table-cell>
          <table:table-cell office:value-type="string" calcext:value-type="string">
            <text:p>5.4% of GDP (2018) </text:p>
          </table:table-cell>
          <table:table-cell table:formula="of:=MID([.B212];1;FIND(&quot;%&quot;; [.B212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l.html" xlink:type="simple">Tokelau</text:a> </text:p>
          </table:table-cell>
          <table:table-cell office:value-type="string" calcext:value-type="string">
            <text:p>NA </text:p>
          </table:table-cell>
          <table:table-cell table:formula="of:=MID([.B213];1;FIND(&quot;%&quot;; [.B213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n.html" xlink:type="simple">Tonga</text:a> </text:p>
          </table:table-cell>
          <table:table-cell office:value-type="string" calcext:value-type="string">
            <text:p>NA </text:p>
          </table:table-cell>
          <table:table-cell table:formula="of:=MID([.B214];1;FIND(&quot;%&quot;; [.B214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d.html" xlink:type="simple">Trinidad and Tobago</text:a> </text:p>
          </table:table-cell>
          <table:table-cell office:value-type="string" calcext:value-type="string">
            <text:p>NA </text:p>
          </table:table-cell>
          <table:table-cell table:formula="of:=MID([.B215];1;FIND(&quot;%&quot;; [.B215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s.html" xlink:type="simple">Tunisia</text:a> </text:p>
          </table:table-cell>
          <table:table-cell office:value-type="string" calcext:value-type="string">
            <text:p>6.6% of GDP (2015) </text:p>
          </table:table-cell>
          <table:table-cell table:formula="of:=MID([.B216];1;FIND(&quot;%&quot;; [.B216])-1)" office:value-type="string" office:string-value="6.6" calcext:value-type="string">
            <text:p>6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u.html" xlink:type="simple">Turkey</text:a> </text:p>
          </table:table-cell>
          <table:table-cell office:value-type="string" calcext:value-type="string">
            <text:p>4.3% of GDP (2015) </text:p>
          </table:table-cell>
          <table:table-cell table:formula="of:=MID([.B217];1;FIND(&quot;%&quot;; [.B217])-1)" office:value-type="string" office:string-value="4.3" calcext:value-type="string">
            <text:p>4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x.html" xlink:type="simple">Turkmenistan</text:a> </text:p>
          </table:table-cell>
          <table:table-cell office:value-type="string" calcext:value-type="string">
            <text:p>3.1% of GDP (2012) </text:p>
          </table:table-cell>
          <table:table-cell table:formula="of:=MID([.B218];1;FIND(&quot;%&quot;; [.B218])-1)" office:value-type="string" office:string-value="3.1" calcext:value-type="string">
            <text:p>3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tk.html" xlink:type="simple">Turks and Caicos Islands</text:a> </text:p>
          </table:table-cell>
          <table:table-cell office:value-type="string" calcext:value-type="string">
            <text:p>2.9% of GDP (2018) </text:p>
          </table:table-cell>
          <table:table-cell table:formula="of:=MID([.B219];1;FIND(&quot;%&quot;; [.B219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v.html" xlink:type="simple">Tuvalu</text:a> </text:p>
          </table:table-cell>
          <table:table-cell office:value-type="string" calcext:value-type="string">
            <text:p>NA </text:p>
          </table:table-cell>
          <table:table-cell table:formula="of:=MID([.B220];1;FIND(&quot;%&quot;; [.B220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g.html" xlink:type="simple">Uganda</text:a> </text:p>
          </table:table-cell>
          <table:table-cell office:value-type="string" calcext:value-type="string">
            <text:p>2.1% of GDP (2018) </text:p>
          </table:table-cell>
          <table:table-cell table:formula="of:=MID([.B221];1;FIND(&quot;%&quot;; [.B221])-1)" office:value-type="string" office:string-value="2.1" calcext:value-type="string">
            <text:p>2.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p.html" xlink:type="simple">Ukraine</text:a> </text:p>
          </table:table-cell>
          <table:table-cell office:value-type="string" calcext:value-type="string">
            <text:p>5.4% of GDP (2017) </text:p>
          </table:table-cell>
          <table:table-cell table:formula="of:=MID([.B222];1;FIND(&quot;%&quot;; [.B222])-1)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ae.html" xlink:type="simple">United Arab Emirates</text:a> </text:p>
          </table:table-cell>
          <table:table-cell office:value-type="string" calcext:value-type="string">
            <text:p>NA </text:p>
          </table:table-cell>
          <table:table-cell table:formula="of:=MID([.B223];1;FIND(&quot;%&quot;; [.B223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k.html" xlink:type="simple">United Kingdom</text:a> </text:p>
          </table:table-cell>
          <table:table-cell office:value-type="string" calcext:value-type="string">
            <text:p>5.4% of GDP (2017) </text:p>
          </table:table-cell>
          <table:table-cell table:formula="of:=MID([.B224];1;FIND(&quot;%&quot;; [.B224])-1)" office:value-type="string" office:string-value="5.4" calcext:value-type="string">
            <text:p>5.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s.html" xlink:type="simple">United States</text:a> </text:p>
          </table:table-cell>
          <table:table-cell office:value-type="string" calcext:value-type="string">
            <text:p>5% of GDP (2014) </text:p>
          </table:table-cell>
          <table:table-cell table:formula="of:=MID([.B225];1;FIND(&quot;%&quot;; [.B225])-1)" office:value-type="string" office:string-value="5" calcext:value-type="string">
            <text:p>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y.html" xlink:type="simple">Uruguay</text:a> </text:p>
          </table:table-cell>
          <table:table-cell office:value-type="string" calcext:value-type="string">
            <text:p>5% of GDP (2018) </text:p>
          </table:table-cell>
          <table:table-cell table:formula="of:=MID([.B226];1;FIND(&quot;%&quot;; [.B226])-1)" office:value-type="string" office:string-value="5" calcext:value-type="string">
            <text:p>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uz.html" xlink:type="simple">Uzbekistan</text:a> </text:p>
          </table:table-cell>
          <table:table-cell office:value-type="string" calcext:value-type="string">
            <text:p>5.3% of GDP (2017) </text:p>
          </table:table-cell>
          <table:table-cell table:formula="of:=MID([.B227];1;FIND(&quot;%&quot;; [.B227])-1)" office:value-type="string" office:string-value="5.3" calcext:value-type="string">
            <text:p>5.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nh.html" xlink:type="simple">Vanuatu</text:a> </text:p>
          </table:table-cell>
          <table:table-cell office:value-type="string" calcext:value-type="string">
            <text:p>4.5% of GDP (2017) </text:p>
          </table:table-cell>
          <table:table-cell table:formula="of:=MID([.B228];1;FIND(&quot;%&quot;; [.B228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e.html" xlink:type="simple">Venezuela</text:a> </text:p>
          </table:table-cell>
          <table:table-cell office:value-type="string" calcext:value-type="string">
            <text:p>NA </text:p>
          </table:table-cell>
          <table:table-cell table:formula="of:=MID([.B229];1;FIND(&quot;%&quot;; [.B229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vm.html" xlink:type="simple">Vietnam</text:a> </text:p>
          </table:table-cell>
          <table:table-cell office:value-type="string" calcext:value-type="string">
            <text:p>4.2% of GDP (2018) </text:p>
          </table:table-cell>
          <table:table-cell table:formula="of:=MID([.B230];1;FIND(&quot;%&quot;; [.B230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q.html" xlink:type="simple">Virgin Islands</text:a> </text:p>
          </table:table-cell>
          <table:table-cell office:value-type="string" calcext:value-type="string">
            <text:p>NA </text:p>
          </table:table-cell>
          <table:table-cell table:formula="of:=MID([.B231];1;FIND(&quot;%&quot;; [.B231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f.html" xlink:type="simple">Wallis and Futuna</text:a> </text:p>
          </table:table-cell>
          <table:table-cell office:value-type="string" calcext:value-type="string">
            <text:p>NA </text:p>
          </table:table-cell>
          <table:table-cell table:formula="of:=MID([.B232];1;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we.html" xlink:type="simple">West Bank</text:a> </text:p>
          </table:table-cell>
          <table:table-cell office:value-type="string" calcext:value-type="string">
            <text:p>5.3% of GDP (2017) </text:p>
            <text:p>note: includes Gaza Strip and the West Bank</text:p>
          </table:table-cell>
          <table:table-cell table:formula="of:=MID([.B233];1;FIND(&quot;%&quot;; [.B233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xx.html" xlink:type="simple">World</text:a> </text:p>
          </table:table-cell>
          <table:table-cell office:value-type="string" calcext:value-type="string">
            <text:p>NA </text:p>
          </table:table-cell>
          <table:table-cell table:formula="of:=MID([.B234];1;FIND(&quot;%&quot;; [.B234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ym.html" xlink:type="simple">Yemen</text:a> </text:p>
          </table:table-cell>
          <table:table-cell office:value-type="string" calcext:value-type="string">
            <text:p>NA </text:p>
          </table:table-cell>
          <table:table-cell table:formula="of:=MID([.B235];1;FIND(&quot;%&quot;; [.B235])-1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za.html" xlink:type="simple">Zambia</text:a> </text:p>
          </table:table-cell>
          <table:table-cell office:value-type="string" calcext:value-type="string">
            <text:p>4.6% of GDP NA (2018) </text:p>
          </table:table-cell>
          <table:table-cell table:formula="of:=MID([.B236];1;FIND(&quot;%&quot;; [.B236])-1)" office:value-type="string" office:string-value="4.6" calcext:value-type="string">
            <text:p>4.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20/geos/zi.html" xlink:type="simple">Zimbabwe</text:a> </text:p>
          </table:table-cell>
          <table:table-cell office:value-type="string" calcext:value-type="string">
            <text:p>5.9% of GDP (2018) </text:p>
          </table:table-cell>
          <table:table-cell table:formula="of:=MID([.B237];1;FIND(&quot;%&quot;; [.B237])-1)" office:value-type="string" office:string-value="5.9" calcext:value-type="string">
            <text:p>5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0:19:14.927000000</meta:creation-date>
    <dc:date>2023-07-20T10:21:24.641000000</dc:date>
    <meta:editing-duration>PT2M9S</meta:editing-duration>
    <meta:editing-cycles>1</meta:editing-cycles>
    <meta:document-statistic meta:table-count="1" meta:cell-count="710" meta:object-count="0"/>
    <meta:generator>LibreOffice/6.2.4.2$Windows_X86_64 LibreOffice_project/2412653d852ce75f65fbfa83fb7e7b669a126d64</meta:generator>
  </office:meta>
</office:document-meta>
</file>